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loext:contextual-spacing="false"/>
      <style:text-properties fo:font-size="18pt" officeooo:rsid="0006ed66" officeooo:paragraph-rsid="0006ed66" style:font-size-asian="18pt" style:font-size-complex="18pt"/>
    </style:style>
    <style:style style:name="P2" style:family="paragraph" style:parent-style-name="Text_20_body" style:list-style-name="L2">
      <style:text-properties officeooo:paragraph-rsid="00088830"/>
    </style:style>
    <style:style style:name="P3" style:family="paragraph" style:parent-style-name="Text_20_body" style:list-style-name="L2">
      <style:text-properties fo:language="fr" fo:country="FR" officeooo:paragraph-rsid="0006ed66"/>
    </style:style>
    <style:style style:name="P4" style:family="paragraph" style:parent-style-name="Text_20_body" style:list-style-name="L2">
      <style:text-properties fo:language="fr" fo:country="FR" officeooo:paragraph-rsid="00088830"/>
    </style:style>
    <style:style style:name="P5" style:family="paragraph" style:parent-style-name="Text_20_body" style:list-style-name="L2">
      <style:text-properties fo:language="fr" fo:country="FR" officeooo:rsid="00088830" officeooo:paragraph-rsid="00088830"/>
    </style:style>
    <style:style style:name="P6" style:family="paragraph" style:parent-style-name="Text_20_body">
      <style:text-properties fo:font-size="18pt" fo:language="fr" fo:country="FR" officeooo:rsid="0006ed66" officeooo:paragraph-rsid="0006ed66" style:font-size-asian="18pt" style:font-size-complex="18pt"/>
    </style:style>
    <style:style style:name="P7" style:family="paragraph" style:parent-style-name="Text_20_body">
      <style:text-properties fo:font-size="18pt" fo:language="fr" fo:country="FR" officeooo:rsid="0006ed66" officeooo:paragraph-rsid="00088830" style:font-size-asian="18pt" style:font-size-complex="18pt"/>
    </style:style>
    <style:style style:name="P8" style:family="paragraph" style:parent-style-name="Text_20_body">
      <style:text-properties fo:font-size="12pt" fo:language="fr" fo:country="FR" officeooo:rsid="0006ed66" officeooo:paragraph-rsid="0006ed66" style:font-size-asian="10.5pt" style:font-size-complex="12pt"/>
    </style:style>
    <style:style style:name="P9" style:family="paragraph" style:parent-style-name="Text_20_body" style:list-style-name="L1">
      <style:paragraph-properties fo:margin-top="0cm" fo:margin-bottom="0cm" loext:contextual-spacing="false"/>
      <style:text-properties officeooo:paragraph-rsid="0003b7c2"/>
    </style:style>
    <style:style style:name="P10" style:family="paragraph" style:parent-style-name="Text_20_body">
      <style:paragraph-properties fo:margin-top="0cm" fo:margin-bottom="0cm" loext:contextual-spacing="false"/>
      <style:text-properties fo:language="fr" fo:country="FR"/>
    </style:style>
    <style:style style:name="P11" style:family="paragraph" style:parent-style-name="Text_20_body" style:list-style-name="L1">
      <style:paragraph-properties fo:margin-top="0cm" fo:margin-bottom="0cm" loext:contextual-spacing="false"/>
      <style:text-properties fo:language="fr" fo:country="FR"/>
    </style:style>
    <style:style style:name="P12" style:family="paragraph" style:parent-style-name="Text_20_body" style:list-style-name="L1">
      <style:paragraph-properties fo:margin-top="0cm" fo:margin-bottom="0cm" loext:contextual-spacing="false"/>
      <style:text-properties fo:language="fr" fo:country="FR" officeooo:paragraph-rsid="00039cd6"/>
    </style:style>
    <style:style style:name="P13" style:family="paragraph" style:parent-style-name="Text_20_body" style:list-style-name="L1">
      <style:paragraph-properties fo:margin-top="0cm" fo:margin-bottom="0cm" loext:contextual-spacing="false"/>
      <style:text-properties fo:language="fr" fo:country="FR" officeooo:paragraph-rsid="0006ed66"/>
    </style:style>
    <style:style style:name="P14" style:family="paragraph" style:parent-style-name="Text_20_body" style:list-style-name="L1">
      <style:paragraph-properties fo:margin-top="0cm" fo:margin-bottom="0cm" loext:contextual-spacing="false"/>
      <style:text-properties fo:language="fr" fo:country="FR" officeooo:rsid="00039cd6" officeooo:paragraph-rsid="00039cd6"/>
    </style:style>
    <style:style style:name="P15" style:family="paragraph" style:parent-style-name="Text_20_body" style:list-style-name="L2">
      <style:paragraph-properties fo:margin-top="0cm" fo:margin-bottom="0cm" loext:contextual-spacing="false"/>
      <style:text-properties fo:language="fr" fo:country="FR"/>
    </style:style>
    <style:style style:name="P16" style:family="paragraph" style:parent-style-name="Text_20_body" style:list-style-name="L2">
      <style:paragraph-properties fo:margin-top="0cm" fo:margin-bottom="0cm" loext:contextual-spacing="false"/>
      <style:text-properties fo:language="fr" fo:country="FR" officeooo:paragraph-rsid="00088830"/>
    </style:style>
    <style:style style:name="P17" style:family="paragraph" style:parent-style-name="Text_20_body" style:list-style-name="L1">
      <style:paragraph-properties fo:margin-top="0cm" fo:margin-bottom="0cm" loext:contextual-spacing="false"/>
      <style:text-properties fo:language="fr" fo:country="FR" officeooo:rsid="0003b7c2" officeooo:paragraph-rsid="0003b7c2"/>
    </style:style>
    <style:style style:name="P18" style:family="paragraph" style:parent-style-name="Text_20_body" style:list-style-name="L1">
      <style:paragraph-properties fo:margin-top="0cm" fo:margin-bottom="0cm" loext:contextual-spacing="false"/>
      <style:text-properties fo:language="fr" fo:country="FR" officeooo:rsid="0003b7c2" officeooo:paragraph-rsid="0006ed66"/>
    </style:style>
    <style:style style:name="P19" style:family="paragraph" style:parent-style-name="Text_20_body" style:list-style-name="L1">
      <style:paragraph-properties fo:margin-top="0cm" fo:margin-bottom="0cm" loext:contextual-spacing="false"/>
      <style:text-properties fo:language="fr" fo:country="FR" officeooo:rsid="0005a4e2" officeooo:paragraph-rsid="0005a4e2"/>
    </style:style>
    <style:style style:name="P20" style:family="paragraph" style:parent-style-name="Text_20_body" style:list-style-name="L1">
      <style:paragraph-properties fo:margin-top="0cm" fo:margin-bottom="0cm" loext:contextual-spacing="false"/>
      <style:text-properties fo:language="fr" fo:country="FR" officeooo:rsid="0006ed66" officeooo:paragraph-rsid="0006ed66"/>
    </style:style>
    <style:style style:name="T1" style:family="text">
      <style:text-properties officeooo:rsid="00039cd6"/>
    </style:style>
    <style:style style:name="T2" style:family="text">
      <style:text-properties officeooo:rsid="0003b7c2"/>
    </style:style>
    <style:style style:name="T3" style:family="text">
      <style:text-properties fo:language="fr" fo:country="FR"/>
    </style:style>
    <style:style style:name="T4" style:family="text">
      <style:text-properties fo:language="fr" fo:country="FR" officeooo:rsid="0003b7c2"/>
    </style:style>
    <style:style style:name="T5" style:family="text">
      <style:text-properties fo:language="fr" fo:country="FR" officeooo:rsid="00088830"/>
    </style:style>
    <style:style style:name="T6" style:family="text">
      <style:text-properties fo:language="fr" fo:country="FR" officeooo:rsid="0009276c"/>
    </style:style>
    <style:style style:name="T7" style:family="text">
      <style:text-properties officeooo:rsid="0005a4e2"/>
    </style:style>
    <style:style style:name="T8" style:family="text">
      <style:text-properties officeooo:rsid="0006ed66"/>
    </style:style>
    <style:style style:name="T9" style:family="text">
      <style:text-properties officeooo:rsid="00088830"/>
    </style:style>
    <style:style style:name="T10" style:family="text">
      <style:text-properties fo:font-size="18pt" fo:language="fr" fo:country="FR" style:font-size-asian="18pt" style:font-size-complex="18pt"/>
    </style:style>
    <style:style style:name="T11" style:family="text">
      <style:text-properties fo:font-size="18pt" fo:language="fr" fo:country="FR" officeooo:rsid="00088830" style:font-size-asian="18pt" style:font-size-complex="18pt"/>
    </style:style>
    <style:style style:name="T12" style:family="text">
      <style:text-properties officeooo:rsid="0009276c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DAP</text:p>
      <text:list xml:id="list1781314219" text:style-name="L1">
        <text:list-item>
          <text:p text:style-name="P11"><text:span text:style-name="T7">Paramètres généraux</text:span> :</text:p>
          <text:list>
            <text:list-item>
              <text:p text:style-name="P14">ldap uri : </text:p>
            </text:list-item>
            <text:list-item>
              <text:p text:style-name="P11">support <text:span text:style-name="T1">ldaps</text:span> : O/N</text:p>
            </text:list-item>
            <text:list-item>
              <text:p text:style-name="P11">compte de service : <text:span text:style-name="T2">O/N</text:span></text:p>
            </text:list-item>
          </text:list>
        </text:list-item>
      </text:list>
      <text:p text:style-name="P10"/>
      <text:list xml:id="list161214566298588" text:continue-numbering="true" text:style-name="L1">
        <text:list-item>
          <text:p text:style-name="P17">Utilisateurs LDAP</text:p>
          <text:list>
            <text:list-item>
              <text:p text:style-name="P13"><text:span text:style-name="T2">Possibilité</text:span> de filtre <text:span text:style-name="T8">personnalise</text:span> : O/N</text:p>
            </text:list-item>
            <text:list-item>
              <text:p text:style-name="P14"><text:span text:style-name="T8">Possibilité</text:span> de faire correspondre des attributs ldap a des champs dans le logiciel</text:p>
              <text:list>
                <text:list-item>
                  <text:p text:style-name="P20">joindre la liste des champs a ce document</text:p>
                  <text:p text:style-name="P20"/>
                </text:list-item>
              </text:list>
            </text:list-item>
          </text:list>
        </text:list-item>
        <text:list-item>
          <text:p text:style-name="P17">Groupes LDAP</text:p>
          <text:list>
            <text:list-item>
              <text:p text:style-name="P17">Choix de la base du groupe : O/N</text:p>
            </text:list-item>
            <text:list-item>
              <text:p text:style-name="P17">Choix de l’attribut qui défini le groupe : O/N</text:p>
            </text:list-item>
            <text:list-item>
              <text:p text:style-name="P12"><text:span text:style-name="T2">Possibilité</text:span> de filtre <text:span text:style-name="T8">personnalise</text:span> : O/N</text:p>
            </text:list-item>
            <text:list-item>
              <text:p text:style-name="P17">Support des groupes imbriques : O/N</text:p>
            </text:list-item>
            <text:list-item>
              <text:p text:style-name="P9"><text:span text:style-name="T4">Support des groupOfNames : O/N</text:span></text:p>
              <text:p text:style-name="P9"><text:span text:style-name="T4"/></text:p>
            </text:list-item>
          </text:list>
        </text:list-item>
        <text:list-item>
          <text:p text:style-name="P19">Rôles LDAP</text:p>
          <text:list>
            <text:list-item>
              <text:p text:style-name="P18">Choix de la base du groupe : O/N</text:p>
            </text:list-item>
            <text:list-item>
              <text:p text:style-name="P18">Choix de l’attribut qui défini le <text:span text:style-name="T8">role</text:span> : O/N</text:p>
            </text:list-item>
            <text:list-item>
              <text:p text:style-name="P18">Possibilité de filtre <text:span text:style-name="T8">personnalise</text:span> : O/N</text:p>
            </text:list-item>
          </text:list>
        </text:list-item>
      </text:list>
      <text:p text:style-name="P8"/>
      <text:p text:style-name="P6">SSO – Single sign on</text:p>
      <text:list xml:id="list4050287290" text:style-name="L2">
        <text:list-item>
          <text:p text:style-name="P15"><text:span text:style-name="T8">S</text:span>upport sso : O/N</text:p>
        </text:list-item>
        <text:list-item>
          <text:p text:style-name="P3"><text:span text:style-name="T8">T</text:span>ype : </text:p>
          <text:list>
            <text:list-item>
              <text:p text:style-name="P3"><text:span text:style-name="T8">F</text:span>rance<text:span text:style-name="T9">C</text:span>onnect <text:span text:style-name="T12">O/N</text:span></text:p>
            </text:list-item>
            <text:list-item>
              <text:p text:style-name="P3"><text:span text:style-name="T8">O</text:span>auth <text:s text:c="14"/><text:span text:style-name="T12">O/N</text:span></text:p>
            </text:list-item>
            <text:list-item>
              <text:p text:style-name="P3"><text:span text:style-name="T8">OAuth2 <text:s text:c="11"/>O/N</text:span></text:p>
            </text:list-item>
            <text:list-item>
              <text:p text:style-name="P4">Shibboleth <text:s text:c="7"/><text:span text:style-name="T12">O/N</text:span></text:p>
            </text:list-item>
            <text:list-item>
              <text:p text:style-name="P4">SAM<text:span text:style-name="T9">L</text:span>2 <text:s text:c="11"/><text:span text:style-name="T12">O/N</text:span></text:p>
            </text:list-item>
            <text:list-item>
              <text:p text:style-name="P2"><text:span text:style-name="T5">CAS <text:s text:c="16"/></text:span><text:span text:style-name="T6">O/N</text:span></text:p>
            </text:list-item>
          </text:list>
        </text:list-item>
      </text:list>
      <text:p text:style-name="P7"><text:span text:style-name="T9">Webservice</text:span> </text:p>
      <text:list xml:id="list161214158405070" text:continue-numbering="true" text:style-name="L2">
        <text:list-item>
          <text:p text:style-name="P16"><text:span text:style-name="T8">S</text:span>upport <text:span text:style-name="T9">webservice</text:span> : O/N</text:p>
        </text:list-item>
        <text:list-item>
          <text:p text:style-name="P4"><text:span text:style-name="T8">T</text:span>ype : </text:p>
          <text:list>
            <text:list-item>
              <text:p text:style-name="P5">SOAP <text:s text:c="13"/><text:span text:style-name="T12">O/N</text:span></text:p>
            </text:list-item>
            <text:list-item>
              <text:p text:style-name="P4"><text:span text:style-name="T9">JSON/RPC <text:s text:c="5"/>O/N</text:span></text:p>
            </text:list-item>
            <text:list-item>
              <text:p text:style-name="P5">REST <text:s text:c="13"/><text:span text:style-name="T12">O/N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1T13:50:04.978380333</meta:creation-date>
    <dc:date>2020-04-01T14:59:14.271703778</dc:date>
    <meta:editing-duration>PT17M8S</meta:editing-duration>
    <meta:editing-cycles>2</meta:editing-cycles>
    <meta:generator>LibreOffice/6.1.5.2$Linux_X86_64 LibreOffice_project/10$Build-2</meta:generator>
    <meta:document-statistic meta:table-count="0" meta:image-count="0" meta:object-count="0" meta:page-count="1" meta:paragraph-count="36" meta:word-count="174" meta:character-count="882" meta:non-whitespace-character-count="680"/>
  </office:meta>
</office:document-meta>
</file>